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Extracto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Extracto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exExtractorGui.modifyTestElement( TestElement extr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exExtractorGui.RegexExtracto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ExtractorGui.makeSourc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gexExtractorGui.addField( JPanel panel , JLabeledTextField field , GridBagConstraints gb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Extracto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ExtractorGui.resetContraints( GridBagConstraints gb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exExtractorGui.initConstraints( GridBagConstraints gb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exExtractorGui.makeParamet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gexExtractorGui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gexExtracto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